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86,521,831,57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88,586,244,293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44,935,541,44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54,269,902,88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56,350,347,33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46,647,127,413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35,974,843,36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71,238,840,106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28,207,332,64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29,097,899,28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19,796,738,64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15,964,583,055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76,900,135,72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28,459,700,11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58,742,263,04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5,807,655,253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89,605,920,24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84,137,469,733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89,514,926,21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61,716,960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46,775,498,08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65,963,557,409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58,662,398,74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3:41.988500354</dc:date>
    <meta:editing-duration>PT5H45M47S</meta:editing-duration>
    <meta:editing-cycles>147</meta:editing-cycles>
    <meta:generator>LibreOffice/7.2.6.2$Linux_X86_64 LibreOffice_project/20$Build-2</meta:generator>
    <meta:document-statistic meta:table-count="1" meta:cell-count="48" meta:object-count="0"/>
  </office:meta>
</office:document-meta>
</file>